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7000029F7000035A581B3B6D0.wmf" manifest:media-type="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DejaVu Sans" svg:font-family="'DejaVu Sans', 'MS Mincho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2cm" fo:margin-left="-0.309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3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" style:family="table">
      <style:table-properties style:width="16.536cm" fo:margin-left="0cm" table:align="left" style:writing-mode="lr-tb"/>
    </style:style>
    <style:style style:name="Table2.A" style:family="table-column">
      <style:table-column-properties style:column-width="2.17cm"/>
    </style:style>
    <style:style style:name="Table2.B" style:family="table-column">
      <style:table-column-properties style:column-width="6.826cm"/>
    </style:style>
    <style:style style:name="Table2.C" style:family="table-column">
      <style:table-column-properties style:column-width="7.54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5.372cm" fo:margin-left="1.171cm" table:align="left" style:writing-mode="lr-tb"/>
    </style:style>
    <style:style style:name="Table3.A" style:family="table-column">
      <style:table-column-properties style:column-width="3.251cm"/>
    </style:style>
    <style:style style:name="Table3.B" style:family="table-column">
      <style:table-column-properties style:column-width="6.251cm"/>
    </style:style>
    <style:style style:name="Table3.C" style:family="table-column">
      <style:table-column-properties style:column-width="5.87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5.399cm" fo:margin-left="1.171cm" table:align="left" style:writing-mode="lr-tb"/>
    </style:style>
    <style:style style:name="Table4.A" style:family="table-column">
      <style:table-column-properties style:column-width="2.963cm"/>
    </style:style>
    <style:style style:name="Table4.B" style:family="table-column">
      <style:table-column-properties style:column-width="6.539cm"/>
    </style:style>
    <style:style style:name="Table4.C" style:family="table-column">
      <style:table-column-properties style:column-width="5.897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839cm" fo:margin-left="1.159cm" table:align="left" style:writing-mode="lr-tb"/>
    </style:style>
    <style:style style:name="Table5.A" style:family="table-column">
      <style:table-column-properties style:column-width="4.685cm"/>
    </style:style>
    <style:style style:name="Table5.B" style:family="table-column">
      <style:table-column-properties style:column-width="2.858cm"/>
    </style:style>
    <style:style style:name="Table5.C" style:family="table-column">
      <style:table-column-properties style:column-width="3.052cm"/>
    </style:style>
    <style:style style:name="Table5.D" style:family="table-column">
      <style:table-column-properties style:column-width="3.246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D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351cm" fo:margin-left="0.123cm" table:align="left" style:writing-mode="lr-tb"/>
    </style:style>
    <style:style style:name="Table6.A" style:family="table-column">
      <style:table-column-properties style:column-width="4.339cm"/>
    </style:style>
    <style:style style:name="Table6.B" style:family="table-column">
      <style:table-column-properties style:column-width="3.122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3.731cm"/>
    </style:style>
    <style:style style:name="Table6.E" style:family="table-column">
      <style:table-column-properties style:column-width="2.77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E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7" style:family="table">
      <style:table-properties style:width="16.457cm" fo:margin-left="0.053cm" table:align="left" style:writing-mode="lr-tb"/>
    </style:style>
    <style:style style:name="Table7.A" style:family="table-column">
      <style:table-column-properties style:column-width="6.138cm"/>
    </style:style>
    <style:style style:name="Table7.B" style:family="table-column">
      <style:table-column-properties style:column-width="10.319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e5e5e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A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4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8pt" fo:font-weight="bold" style:font-size-asian="18pt" style:font-weight-asian="bold"/>
    </style:style>
    <style:style style:name="P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fo:language="pt" fo:country="BR" style:font-size-asian="12pt"/>
    </style:style>
    <style:style style:name="P7" style:family="paragraph" style:parent-style-name="Header">
      <style:text-properties fo:language="pt" fo:country="BR"/>
    </style:style>
    <style:style style:name="P8" style:family="paragraph" style:parent-style-name="Header">
      <style:paragraph-properties fo:text-align="justify" style:justify-single-word="false"/>
      <style:text-properties style:font-name="Arial" fo:language="pt" fo:country="BR" style:font-name-complex="Arial"/>
    </style:style>
    <style:style style:name="P9" style:family="paragraph" style:parent-style-name="Text_20_body">
      <style:text-properties fo:language="pt" fo:country="BR"/>
    </style:style>
    <style:style style:name="P10" style:family="paragraph" style:parent-style-name="Text_20_body">
      <style:paragraph-properties fo:margin-left="1.905cm" fo:margin-right="0cm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1.905cm" fo:margin-right="0cm" fo:text-indent="0cm" style:auto-text-indent="false"/>
      <style:text-properties fo:language="pt" fo:country="BR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13" style:family="paragraph" style:parent-style-name="Text_20_body">
      <style:paragraph-properties fo:margin-left="0cm" fo:margin-right="0cm" fo:margin-top="0cm" fo:margin-bottom="0.212cm" fo:text-indent="0cm" style:auto-text-indent="false"/>
      <style:text-properties fo:language="pt" fo:country="BR"/>
    </style:style>
    <style:style style:name="P14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15" style:family="paragraph" style:parent-style-name="TsNormal">
      <style:paragraph-properties fo:margin-left="0cm" fo:margin-right="0cm" fo:margin-top="0cm" fo:margin-bottom="0.212cm" style:line-height-at-least="0cm" fo:text-align="justify" style:justify-single-word="false" fo:text-indent="0cm" style:auto-text-indent="false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16" style:family="paragraph" style:parent-style-name="TsNormal">
      <style:paragraph-properties fo:margin-left="0cm" fo:margin-right="0cm" fo:text-indent="0cm" style:auto-text-indent="false"/>
    </style:style>
    <style:style style:name="P17" style:family="paragraph" style:parent-style-name="Title">
      <style:paragraph-properties fo:text-align="end" style:justify-single-word="false"/>
      <style:text-properties fo:language="pt" fo:country="BR"/>
    </style:style>
    <style:style style:name="P18" style:family="paragraph" style:parent-style-name="Title">
      <style:text-properties fo:font-size="14pt" fo:language="pt" fo:country="BR" style:font-size-asian="14pt"/>
    </style:style>
    <style:style style:name="P1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0" style:family="paragraph" style:parent-style-name="Title">
      <style:paragraph-properties fo:break-before="page"/>
      <style:text-properties fo:language="pt" fo:country="BR"/>
    </style:style>
    <style:style style:name="P21" style:family="paragraph" style:parent-style-name="Title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t" fo:country="BR"/>
    </style:style>
    <style:style style:name="P22" style:family="paragraph" style:parent-style-name="Contents_20_1">
      <style:text-properties fo:language="pt" fo:country="BR"/>
    </style:style>
    <style:style style:name="P23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2.54cm"/>
          <style:tab-stop style:position="16.51cm" style:type="right"/>
        </style:tab-stops>
      </style:paragraph-properties>
    </style:style>
    <style:style style:name="P26" style:family="paragraph" style:parent-style-name="Tabletext">
      <style:paragraph-properties fo:margin-top="0cm" fo:margin-bottom="0.212cm" fo:text-align="center" style:justify-single-word="false" style:snap-to-layout-grid="false"/>
      <style:text-properties fo:language="pt" fo:country="BR" fo:font-weight="bold" style:font-weight-asian="bold"/>
    </style:style>
    <style:style style:name="P27" style:family="paragraph" style:parent-style-name="Tabletext">
      <style:paragraph-properties fo:margin-top="0cm" fo:margin-bottom="0.212cm" style:snap-to-layout-grid="false"/>
      <style:text-properties fo:language="pt" fo:country="BR"/>
    </style:style>
    <style:style style:name="P28" style:family="paragraph" style:parent-style-name="Conteúdo_20_de_20_tabela">
      <style:paragraph-properties fo:margin-top="0cm" fo:margin-bottom="0.212cm" fo:text-align="start" style:justify-single-word="false" fo:keep-with-next="auto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29" style:family="paragraph" style:parent-style-name="Conteúdo_20_de_20_tabela">
      <style:paragraph-properties fo:margin-top="0cm" fo:margin-bottom="0.212cm" fo:text-align="justify" style:justify-single-word="false" fo:keep-with-next="auto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30" style:family="paragraph" style:parent-style-name="Conteúdo_20_de_20_tabela">
      <style:paragraph-properties fo:margin-top="0cm" fo:margin-bottom="0.212cm" fo:keep-with-next="auto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31" style:family="paragraph" style:parent-style-name="Corpo_20_de_20_texto_20_21">
      <style:paragraph-properties style:snap-to-layout-grid="false"/>
      <style:text-properties fo:color="#000000" style:font-name="Arial" fo:font-style="normal" fo:font-weight="bold" style:font-style-asian="normal" style:font-weight-asian="bold" style:font-name-complex="Arial"/>
    </style:style>
    <style:style style:name="P32" style:family="paragraph" style:parent-style-name="Corpo_20_de_20_texto_20_21">
      <style:paragraph-properties style:snap-to-layout-grid="false"/>
      <style:text-properties fo:color="#000000" style:font-name="Arial" fo:font-style="normal" style:font-style-asian="normal" style:font-name-complex="Arial"/>
    </style:style>
    <style:style style:name="P33" style:family="paragraph" style:parent-style-name="Corpo_20_de_20_texto_20_21">
      <style:paragraph-properties style:snap-to-layout-grid="false"/>
      <style:text-properties fo:color="#000000" style:font-name="Arial" fo:language="pt" fo:country="BR" fo:font-style="normal" fo:font-weight="bold" style:font-style-asian="normal" style:font-weight-asian="bold" style:font-name-complex="Arial"/>
    </style:style>
    <style:style style:name="P34" style:family="paragraph" style:parent-style-name="Title" style:master-page-name="Standard">
      <style:paragraph-properties fo:text-align="end" style:justify-single-word="false" style:page-number="auto"/>
      <style:text-properties fo:language="pt" fo:country="BR"/>
    </style:style>
    <style:style style:name="P35" style:family="paragraph" style:parent-style-name="Title" style:master-page-name="Convert_20_1">
      <style:paragraph-properties style:page-number="auto"/>
      <style:text-properties fo:language="pt" fo:country="BR"/>
    </style:style>
    <style:style style:name="P36" style:family="paragraph" style:parent-style-name="Heading_20_1">
      <style:paragraph-properties fo:keep-with-next="auto"/>
      <style:text-properties fo:language="pt" fo:country="BR"/>
    </style:style>
    <style:style style:name="P37" style:family="paragraph" style:parent-style-name="Heading_20_2">
      <style:text-properties fo:language="pt" fo:country="BR"/>
    </style:style>
    <style:style style:name="P38" style:family="paragraph" style:parent-style-name="Heading_20_2">
      <style:paragraph-properties fo:keep-with-next="auto"/>
      <style:text-properties fo:language="pt" fo:country="BR"/>
    </style:style>
    <style:style style:name="P39" style:family="paragraph" style:parent-style-name="Heading_20_3">
      <style:text-properties fo:color="#000000" fo:language="pt" fo:country="BR" fo:font-style="normal" style:font-style-asian="normal" style:font-name-complex="Arial"/>
    </style:style>
    <style:style style:name="P40" style:family="paragraph" style:parent-style-name="Heading_20_3">
      <style:text-properties fo:language="pt" fo:country="BR"/>
    </style:style>
    <style:style style:name="P41" style:family="paragraph" style:parent-style-name="Heading_20_3">
      <style:paragraph-properties fo:keep-with-next="auto"/>
      <style:text-properties fo:language="pt" fo:country="BR"/>
    </style:style>
    <style:style style:name="P42" style:family="paragraph" style:parent-style-name="Heading_20_3">
      <style:paragraph-properties fo:margin-left="0cm" fo:margin-right="0cm" fo:text-indent="0cm" style:auto-text-indent="false" fo:keep-with-next="auto"/>
    </style:style>
    <style:style style:name="P43" style:family="paragraph" style:parent-style-name="Header">
      <style:paragraph-properties fo:text-align="justify" style:justify-single-word="false"/>
      <style:text-properties style:font-name="Arial" fo:language="pt" fo:country="BR" style:font-name-complex="Arial"/>
    </style:style>
    <style:style style:name="P44" style:family="paragraph" style:parent-style-name="InfoBlue">
      <style:text-properties fo:color="#000000" style:font-name="Arial" fo:language="pt" fo:country="BR" fo:font-style="normal" style:font-style-asian="normal" style:font-name-complex="Arial"/>
    </style:style>
    <style:style style:name="P45" style:family="paragraph" style:parent-style-name="InfoBlue">
      <style:paragraph-properties fo:margin-left="0cm" fo:margin-right="0cm" fo:text-indent="0cm" style:auto-text-indent="false" fo:keep-with-next="auto"/>
      <style:text-properties fo:color="#000000" style:font-name="Arial" fo:language="pt" fo:country="BR" fo:font-style="normal" style:font-style-asian="normal" style:font-name-complex="Arial"/>
    </style:style>
    <style:style style:name="P46" style:family="paragraph" style:parent-style-name="InfoBlue">
      <style:paragraph-properties fo:margin-left="0cm" fo:margin-right="0cm" fo:text-align="justify" style:justify-single-word="false" fo:text-indent="0cm" style:auto-text-indent="false" fo:keep-with-next="auto"/>
      <style:text-properties fo:color="#000000" style:font-name="Arial" fo:language="pt" fo:country="BR" fo:font-style="normal" style:font-style-asian="normal" style:font-name-complex="Arial"/>
    </style:style>
    <style:style style:name="P47" style:family="paragraph" style:parent-style-name="InfoBlue">
      <style:paragraph-properties fo:margin-left="0cm" fo:margin-right="0cm" fo:margin-top="0cm" fo:margin-bottom="0.212cm" fo:text-indent="0cm" style:auto-text-indent="false" fo:keep-with-next="auto" style:snap-to-layout-grid="false"/>
      <style:text-properties fo:color="#000000" style:font-name="Arial" fo:language="pt" fo:country="BR" fo:font-style="normal" fo:font-weight="bold" style:font-style-asian="normal" style:font-weight-asian="bold" style:font-name-complex="Arial"/>
    </style:style>
    <style:style style:name="P48" style:family="paragraph" style:parent-style-name="InfoBlue">
      <style:paragraph-properties fo:margin-left="0cm" fo:margin-right="0cm" fo:margin-top="0cm" fo:margin-bottom="0.212cm" fo:text-indent="0cm" style:auto-text-indent="false" fo:keep-with-next="auto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49" style:family="paragraph" style:parent-style-name="InfoBlue">
      <style:paragraph-properties fo:margin-left="0cm" fo:margin-right="0cm" fo:margin-top="0cm" fo:margin-bottom="0.212cm" fo:text-align="start" style:justify-single-word="false" fo:text-indent="0cm" style:auto-text-indent="false" fo:keep-with-next="auto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50" style:family="paragraph" style:parent-style-name="InfoBlue">
      <style:paragraph-properties fo:margin-left="0cm" fo:margin-right="0cm" fo:margin-top="0cm" fo:margin-bottom="0.212cm" fo:text-indent="0cm" style:auto-text-indent="false" fo:keep-with-next="auto" style:snap-to-layout-grid="false"/>
    </style:style>
    <style:style style:name="P51" style:family="paragraph" style:parent-style-name="InfoBlue">
      <style:paragraph-properties fo:margin-left="0cm" fo:margin-right="0cm" fo:margin-top="0cm" fo:margin-bottom="0.212cm" fo:text-indent="0cm" style:auto-text-indent="false" style:snap-to-layout-grid="false"/>
      <style:text-properties fo:color="#000000" style:font-name="Arial" fo:language="pt" fo:country="BR" fo:font-style="normal" fo:font-weight="bold" style:font-style-asian="normal" style:font-weight-asian="bold" style:font-name-complex="Arial" style:font-weight-complex="bold"/>
    </style:style>
    <style:style style:name="P52" style:family="paragraph" style:parent-style-name="InfoBlue">
      <style:paragraph-properties fo:margin-left="0cm" fo:margin-right="0cm" fo:margin-top="0cm" fo:margin-bottom="0.212cm" fo:text-indent="0cm" style:auto-text-indent="false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53" style:family="paragraph" style:parent-style-name="InfoBlue">
      <style:paragraph-properties fo:margin-left="0cm" fo:margin-right="0cm" fo:margin-top="0cm" fo:margin-bottom="0.212cm" fo:text-indent="0cm" style:auto-text-indent="false" style:snap-to-layout-grid="false"/>
      <style:text-properties fo:color="#000000" style:font-name="Arial" fo:font-style="normal" fo:font-weight="bold" style:font-style-asian="normal" style:font-weight-asian="bold" style:font-name-complex="Arial" style:font-weight-complex="bold"/>
    </style:style>
    <style:style style:name="P54" style:family="paragraph" style:parent-style-name="InfoBlue">
      <style:paragraph-properties fo:margin-left="0cm" fo:margin-right="0cm" fo:margin-top="0cm" fo:margin-bottom="0.212cm" fo:text-indent="0cm" style:auto-text-indent="false"/>
      <style:text-properties fo:color="#000000" style:font-name="Arial" fo:font-style="normal" style:font-style-asian="normal" style:font-name-complex="Arial"/>
    </style:style>
    <style:style style:name="P55" style:family="paragraph" style:parent-style-name="InfoBlue">
      <style:paragraph-properties fo:margin-left="0cm" fo:margin-right="0cm" fo:margin-top="0cm" fo:margin-bottom="0.212cm" fo:text-indent="0cm" style:auto-text-indent="false" style:snap-to-layout-grid="false"/>
      <style:text-properties fo:color="#000000" style:font-name="Arial" fo:font-style="normal" style:font-style-asian="normal" style:font-name-complex="Arial"/>
    </style:style>
    <style:style style:name="P56" style:family="paragraph" style:parent-style-name="InfoBlue">
      <style:paragraph-properties fo:margin-left="0cm" fo:margin-right="0cm" fo:margin-top="0cm" fo:margin-bottom="0.212cm" fo:text-indent="0cm" style:auto-text-indent="false" style:snap-to-layout-grid="false"/>
    </style:style>
    <style:style style:name="P57" style:family="paragraph" style:parent-style-name="InfoBlue">
      <style:paragraph-properties fo:margin-left="0cm" fo:margin-right="0cm" fo:text-indent="0cm" style:auto-text-indent="false" style:snap-to-layout-grid="false"/>
      <style:text-properties fo:color="#000000" style:font-name="Arial" fo:font-style="normal" style:font-style-asian="normal" style:font-name-complex="Arial"/>
    </style:style>
    <style:style style:name="P58" style:family="paragraph" style:parent-style-name="InfoBlue">
      <style:paragraph-properties fo:margin-left="0cm" fo:margin-right="0cm" fo:text-indent="0cm" style:auto-text-indent="false"/>
      <style:text-properties fo:color="#000000" style:font-name="Arial" fo:language="pt" fo:country="BR" fo:font-style="normal" style:font-style-asian="normal" style:font-name-complex="Arial"/>
    </style:style>
    <style:style style:name="P59" style:family="paragraph" style:parent-style-name="InfoBlue">
      <style:paragraph-properties fo:margin-left="1.905cm" fo:margin-right="0cm" fo:text-indent="0cm" style:auto-text-indent="false" fo:keep-with-next="auto"/>
    </style:style>
    <style:style style:name="P60" style:family="paragraph" style:parent-style-name="InfoBlue">
      <style:paragraph-properties fo:margin-left="1.905cm" fo:margin-right="0cm" fo:text-indent="0cm" style:auto-text-indent="false" fo:keep-with-next="auto"/>
      <style:text-properties fo:language="pt" fo:country="BR"/>
    </style:style>
    <style:style style:name="P61" style:family="paragraph" style:parent-style-name="InfoBlue">
      <style:paragraph-properties fo:margin-left="1.905cm" fo:margin-right="0cm" fo:text-indent="0cm" style:auto-text-indent="false"/>
    </style:style>
    <style:style style:name="T1" style:family="text">
      <style:text-properties fo:color="#000000" style:font-name="Arial" fo:font-style="normal" style:font-style-asian="normal" style:font-name-complex="Arial"/>
    </style:style>
    <style:style style:name="T2" style:family="text">
      <style:text-properties fo:color="#000000" style:font-name="Arial" fo:language="pt" fo:country="BR" fo:font-style="normal" style:font-style-asian="normal" style:font-name-complex="Arial"/>
    </style:style>
    <style:style style:name="T3" style:family="text">
      <style:text-properties style:font-name="Arial" fo:language="pt" fo:country="BR" style:font-name-complex="Arial"/>
    </style:style>
    <style:style style:name="T4" style:family="text">
      <style:text-properties fo:language="pt" fo:country="B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ab/><text:tab/>LITERAL</text:p>
      <text:p text:style-name="P17">Plano de Gerência de Configuração</text:p>
      <text:p text:style-name="P17"/>
      <text:p text:style-name="P19">Versão 1.1</text:p>
      <text:p text:style-name="P18"/>
      <text:p text:style-name="P2"/>
      <text:p text:style-name="P35">Histórico de Revis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Data</text:p>
          </table:table-cell>
          <table:table-cell table:style-name="Table1.A1" office:value-type="string">
            <text:p text:style-name="P26">Versão</text:p>
          </table:table-cell>
          <table:table-cell table:style-name="Table1.A1" office:value-type="string">
            <text:p text:style-name="P26">Descrição</text:p>
          </table:table-cell>
          <table:table-cell table:style-name="Table1.D1" office:value-type="string">
            <text:p text:style-name="P26">Autor</text:p>
          </table:table-cell>
        </table:table-row>
        <table:table-row table:style-name="Table1.1">
          <table:table-cell table:style-name="Table1.A2" office:value-type="date" office:date-value="2013-06-12">
            <text:p text:style-name="P27">12/06/13</text:p>
          </table:table-cell>
          <table:table-cell table:style-name="Table1.A1" office:value-type="string">
            <text:p text:style-name="P27">1.0</text:p>
          </table:table-cell>
          <table:table-cell table:style-name="Table1.A1" office:value-type="string">
            <text:p text:style-name="P27">criação do documento de genrência</text:p>
          </table:table-cell>
          <table:table-cell table:style-name="Table1.D1" office:value-type="string">
            <text:p text:style-name="P27">Carlos</text:p>
          </table:table-cell>
        </table:table-row>
        <table:table-row table:style-name="Table1.1">
          <table:table-cell table:style-name="Table1.A2" office:value-type="date" office:date-value="2013-09-11">
            <text:p text:style-name="P27">11/09/13</text:p>
          </table:table-cell>
          <table:table-cell table:style-name="Table1.A1" office:value-type="string">
            <text:p text:style-name="P27">1.1</text:p>
          </table:table-cell>
          <table:table-cell table:style-name="Table1.A1" office:value-type="string">
            <text:p text:style-name="P27">Alteração em alguns documentos do projeto</text:p>
          </table:table-cell>
          <table:table-cell table:style-name="Table1.D1" office:value-type="string">
            <text:p text:style-name="P27">Carlos</text:p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D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D1" office:value-type="string">
            <text:p text:style-name="P27"/>
          </table:table-cell>
        </table:table-row>
      </table:table>
      <text:p text:style-name="Standard"/>
      <text:p text:style-name="P20">Conteúdo</text:p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1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2.54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3">1. Introdução<text:tab/>4</text:p>
          <text:p text:style-name="P24">1.1 Propósito<text:tab/>4</text:p>
          <text:p text:style-name="P24">1.2 Escopo<text:tab/>4</text:p>
          <text:p text:style-name="P24">1.3 Definições, Acrônimos e Abreviações<text:tab/>4</text:p>
          <text:p text:style-name="P24">1.4 Referências<text:tab/>4</text:p>
          <text:p text:style-name="P24">1.5 Visão Geral<text:tab/>4</text:p>
          <text:p text:style-name="P23">2. Gerenciamento de Configuração de Software<text:tab/>5</text:p>
          <text:p text:style-name="P24">2.1 Organização, Responsabilidades e Interfaces<text:tab/>5</text:p>
          <text:p text:style-name="P24">2.2 Ferramentas, Ambiente e Infraestrutura<text:tab/>5</text:p>
          <text:p text:style-name="P24">2.3 Controle de acesso<text:tab/>6</text:p>
          <text:p text:style-name="P23">3. Programa de Configuração<text:tab/>6</text:p>
          <text:p text:style-name="P24">3.1 Identificação da Configuração<text:tab/>6</text:p>
          <text:p text:style-name="P25">3.1.1 Itens de Configuração<text:tab/>6</text:p>
          <text:p text:style-name="P25">3.1.2 Estes serão os padrões de nomenclatura a serem seguidos no Sistema :<text:tab/>6</text:p>
          <text:p text:style-name="P25">3.1.3 Baselines do Projeto<text:tab/>7</text:p>
          <text:p text:style-name="P25">3.1.4 Estrutura do Repositório<text:tab/>7</text:p>
          <text:p text:style-name="P25">3.1.5 Relatórios do gerente de configurações<text:tab/>7</text:p>
          <text:p text:style-name="P24">3.2 Controle de Configuração e Mudanças<text:tab/>7</text:p>
          <text:p text:style-name="P25">3.2.1 Aprovação das Solicitações de Mudança<text:tab/>7</text:p>
          <text:p text:style-name="P24">3.3 Auditoria de Baseline de Configuração<text:tab/>7</text:p>
        </text:index-body>
      </text:table-of-content>
      <text:section text:style-name="Sect2" text:name="Section2">
        <text:p text:style-name="P22"/>
        <text:p text:style-name="P21">Plano de Gerência de Configuração</text:p>
        <text:h text:style-name="P36" text:outline-level="1">Introdução</text:h>
        <text:list xml:id="list1201608819" text:style-name="WW8Num2">
          <text:list-header>
            <text:p text:style-name="P46">O plano de gerência do Literal Juris procura manter a integridade entre as atividades desenvolvidas no sistema de gerencia de documentos, permitindo o acompanhamento de todas as solicitações que surgirem durante todo o processo, mantendo um acompanhamento e contato direto com o processo do sistema e também terá todo o histórico de evolução do software. Com este documento é possível gerenciar e controlar as mudanças em itens de configuração. </text:p>
          </text:list-header>
        </text:list>
        <text:h text:style-name="P38" text:outline-level="2">Propósito</text:h>
        <text:list xml:id="list1768774422" text:continue-numbering="true" text:style-name="WW8Num2">
          <text:list-header>
            <text:p text:style-name="P46">O principal propósito deste documento é gerenciar e organizar a evolução do Sistema, mantendo um planejamento das atividades desenvolvidas, como as estruturas de diretórios, responsabilidades e versões do sistema.</text:p>
          </text:list-header>
        </text:list>
        <text:h text:style-name="P38" text:outline-level="2">Escopo</text:h>
        <text:list xml:id="list1054942348" text:continue-numbering="true" text:style-name="WW8Num2">
          <text:list-header>
            <text:p text:style-name="P45">O documento mantém e descreve todas as fases do projeto do sistema.</text:p>
          </text:list-header>
        </text:list>
        <text:h text:style-name="P38" text:outline-level="2">Definições, Acrônimos e Abreviações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list xml:id="list1115128791" text:continue-numbering="true" text:style-name="WW8Num2">
                <text:list-header>
                  <text:p text:style-name="P47">Acrônimo</text:p>
                </text:list-header>
              </text:list>
            </table:table-cell>
            <table:table-cell table:style-name="Table2.A1" office:value-type="string">
              <text:list xml:id="list1354727565" text:continue-numbering="true" text:style-name="WW8Num2">
                <text:list-header>
                  <text:p text:style-name="P47">Significado</text:p>
                </text:list-header>
              </text:list>
            </table:table-cell>
            <table:table-cell table:style-name="Table2.C1" office:value-type="string">
              <text:list xml:id="list1024390230" text:continue-numbering="true" text:style-name="WW8Num2">
                <text:list-header>
                  <text:p text:style-name="P47">Descrição</text:p>
                </text:list-header>
              </text:list>
            </table:table-cell>
          </table:table-row>
          <table:table-row table:style-name="Table2.1">
            <table:table-cell table:style-name="Table2.A1" office:value-type="string">
              <text:list xml:id="list482702658" text:continue-numbering="true" text:style-name="WW8Num2">
                <text:list-header>
                  <text:p text:style-name="P48">LTL</text:p>
                </text:list-header>
              </text:list>
            </table:table-cell>
            <table:table-cell table:style-name="Table2.A1" office:value-type="string">
              <text:list xml:id="list1922858269" text:continue-numbering="true" text:style-name="WW8Num2">
                <text:list-header>
                  <text:p text:style-name="P48">Literal</text:p>
                </text:list-header>
              </text:list>
            </table:table-cell>
            <table:table-cell table:style-name="Table2.C1" office:value-type="string">
              <text:list xml:id="list1317848689" text:continue-numbering="true" text:style-name="WW8Num2">
                <text:list-header>
                  <text:p text:style-name="P48">Nome do sistema.</text:p>
                </text:list-header>
              </text:list>
            </table:table-cell>
          </table:table-row>
          <table:table-row table:style-name="Table2.1">
            <table:table-cell table:style-name="Table2.A1" office:value-type="string">
              <text:list xml:id="list1145573814" text:continue-numbering="true" text:style-name="WW8Num2">
                <text:list-header>
                  <text:p text:style-name="P48">PA</text:p>
                </text:list-header>
              </text:list>
            </table:table-cell>
            <table:table-cell table:style-name="Table2.A1" office:value-type="string">
              <text:list xml:id="list70113793" text:continue-numbering="true" text:style-name="WW8Num2">
                <text:list-header>
                  <text:p text:style-name="P48">Pedido de Alteração.</text:p>
                </text:list-header>
              </text:list>
            </table:table-cell>
            <table:table-cell table:style-name="Table2.C1" office:value-type="string">
              <text:list xml:id="list239314378" text:continue-numbering="true" text:style-name="WW8Num2">
                <text:list-header>
                  <text:p text:style-name="P48">Pedido para alteração no Sistema.</text:p>
                </text:list-header>
              </text:list>
            </table:table-cell>
          </table:table-row>
          <table:table-row table:style-name="Table2.1">
            <table:table-cell table:style-name="Table2.A1" office:value-type="string">
              <text:list xml:id="list1280887506" text:continue-numbering="true" text:style-name="WW8Num2">
                <text:list-header>
                  <text:p text:style-name="P48">AP</text:p>
                </text:list-header>
              </text:list>
            </table:table-cell>
            <table:table-cell table:style-name="Table2.A1" office:value-type="string">
              <text:list xml:id="list2152176481" text:continue-numbering="true" text:style-name="WW8Num2">
                <text:list-header>
                  <text:p text:style-name="P48">Aprovado.</text:p>
                </text:list-header>
              </text:list>
            </table:table-cell>
            <table:table-cell table:style-name="Table2.C1" office:value-type="string">
              <text:list xml:id="list48950714" text:continue-numbering="true" text:style-name="WW8Num2">
                <text:list-header>
                  <text:p text:style-name="P48">Pedido aprovado.</text:p>
                </text:list-header>
              </text:list>
            </table:table-cell>
          </table:table-row>
          <table:table-row table:style-name="Table2.1">
            <table:table-cell table:style-name="Table2.A1" office:value-type="string">
              <text:list xml:id="list86307185" text:continue-numbering="true" text:style-name="WW8Num2">
                <text:list-header>
                  <text:p text:style-name="P48">NE</text:p>
                </text:list-header>
              </text:list>
            </table:table-cell>
            <table:table-cell table:style-name="Table2.A1" office:value-type="string">
              <text:list xml:id="list854708494" text:continue-numbering="true" text:style-name="WW8Num2">
                <text:list-header>
                  <text:p text:style-name="P48">Negado.</text:p>
                </text:list-header>
              </text:list>
            </table:table-cell>
            <table:table-cell table:style-name="Table2.C1" office:value-type="string">
              <text:list xml:id="list1723999176" text:continue-numbering="true" text:style-name="WW8Num2">
                <text:list-header>
                  <text:p text:style-name="P48">Pedido negado.</text:p>
                </text:list-header>
              </text:list>
            </table:table-cell>
          </table:table-row>
          <table:table-row table:style-name="Table2.1">
            <table:table-cell table:style-name="Table2.A6" office:value-type="string">
              <text:list xml:id="list1594036414" text:continue-numbering="true" text:style-name="WW8Num2">
                <text:list-header>
                  <text:p text:style-name="P48">RT</text:p>
                </text:list-header>
              </text:list>
            </table:table-cell>
            <table:table-cell table:style-name="Table2.A6" office:value-type="string">
              <text:p>Relatório de Status</text:p>
            </table:table-cell>
            <table:table-cell table:style-name="Table2.C6" office:value-type="string">
              <text:p>Documento que indica a situação do projeto num determinado momento</text:p>
            </table:table-cell>
          </table:table-row>
          <table:table-row table:style-name="Table2.1">
            <table:table-cell table:style-name="Table2.A6" office:value-type="string">
              <text:list xml:id="list128912692" text:continue-numbering="true" text:style-name="WW8Num2">
                <text:list-header>
                  <text:p text:style-name="P48">MR</text:p>
                </text:list-header>
              </text:list>
            </table:table-cell>
            <table:table-cell table:style-name="Table2.A6" office:value-type="string">
              <text:p>Mudança Reprovada</text:p>
            </table:table-cell>
            <table:table-cell table:style-name="Table2.C6" office:value-type="string">
              <text:list xml:id="list1453269599" text:continue-numbering="true" text:style-name="WW8Num2">
                <text:list-header>
                  <text:p text:style-name="P48">Mudança Reprovada</text:p>
                </text:list-header>
              </text:list>
            </table:table-cell>
          </table:table-row>
          <table:table-row table:style-name="Table2.1">
            <table:table-cell table:style-name="Table2.A6" office:value-type="string">
              <text:list xml:id="list536014919" text:continue-numbering="true" text:style-name="WW8Num2">
                <text:list-header>
                  <text:p text:style-name="P48">MA</text:p>
                </text:list-header>
              </text:list>
            </table:table-cell>
            <table:table-cell table:style-name="Table2.A6" office:value-type="string">
              <text:list xml:id="list1706278045" text:continue-numbering="true" text:style-name="WW8Num2">
                <text:list-header>
                  <text:p text:style-name="P48">Mudança Aprovada</text:p>
                </text:list-header>
              </text:list>
            </table:table-cell>
            <table:table-cell table:style-name="Table2.C6" office:value-type="string">
              <text:list xml:id="list1586493655" text:continue-numbering="true" text:style-name="WW8Num2">
                <text:list-header>
                  <text:p text:style-name="P48">Mudança Aprovada</text:p>
                </text:list-header>
              </text:list>
            </table:table-cell>
          </table:table-row>
        </table:table>
        <text:list xml:id="list1125489471" text:continue-numbering="true" text:style-name="WW8Num2">
          <text:list-header>
            <text:p text:style-name="P59"/>
          </text:list-header>
        </text:list>
        <text:h text:style-name="P38" text:outline-level="2">Referências</text:h>
        <text:list xml:id="list760628858" text:continue-numbering="true" text:style-name="WW8Num2">
          <text:list-header>
            <text:p text:style-name="P60"/>
          </text:list-header>
        </text:list>
        <text:h text:style-name="P38" text:outline-level="2">Visão Geral</text:h>
        <text:list xml:id="list2011799859" text:continue-numbering="true" text:style-name="WW8Num2">
          <text:list-header>
            <text:p text:style-name="P46">A seguir o documento apresenta o gerenciamento de configuração de software, que inclui, organização, responsabilidades, interfaces, infraestrutura e ferramentas utilizadas. Logo depois há uma descrição das configurações do sistema.</text:p>
          </text:list-header>
        </text:list>
        <text:p text:style-name="P10"/>
        <text:p text:style-name="P10"/>
        <text:p text:style-name="P10"/>
        <text:p text:style-name="P10"/>
        <text:p text:style-name="P10"/>
        <text:p text:style-name="P10"/>
        <text:h text:style-name="P36" text:outline-level="1"><text:soft-page-break/>Gerenciamento de Configuração de Software</text:h>
        <text:p text:style-name="P2"/>
        <text:h text:style-name="P38" text:outline-level="2">Organização, Responsabilidades e Interfaces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list xml:id="list2090894178" text:continue-numbering="true" text:style-name="WW8Num2">
                <text:list-header>
                  <text:p text:style-name="P47">Função</text:p>
                </text:list-header>
              </text:list>
            </table:table-cell>
            <table:table-cell table:style-name="Table3.A1" office:value-type="string">
              <text:list xml:id="list672587407" text:continue-numbering="true" text:style-name="WW8Num2">
                <text:list-header>
                  <text:p text:style-name="P47">Nome</text:p>
                </text:list-header>
              </text:list>
            </table:table-cell>
            <table:table-cell table:style-name="Table3.C1" office:value-type="string">
              <text:list xml:id="list55093496" text:continue-numbering="true" text:style-name="WW8Num2">
                <text:list-header>
                  <text:p text:style-name="P47">Responsabilidade</text:p>
                </text:list-header>
              </text:list>
            </table:table-cell>
          </table:table-row>
          <table:table-row table:style-name="Table3.1">
            <table:table-cell table:style-name="Table3.A1" office:value-type="string">
              <text:list xml:id="list1713029470" text:continue-numbering="true" text:style-name="WW8Num2">
                <text:list-header>
                  <text:p text:style-name="P48">Desenvolvedores</text:p>
                </text:list-header>
              </text:list>
            </table:table-cell>
            <table:table-cell table:style-name="Table3.A1" office:value-type="string">
              <text:p text:style-name="P12">Carlos Sanches</text:p>
              <text:p text:style-name="P13"/>
            </table:table-cell>
            <table:table-cell table:style-name="Table3.C1" office:value-type="string">
              <text:list xml:id="list577943115" text:continue-numbering="true" text:style-name="WW8Num2">
                <text:list-header>
                  <text:p text:style-name="P48">Desenvolver o Sistema.</text:p>
                </text:list-header>
              </text:list>
            </table:table-cell>
          </table:table-row>
          <table:table-row table:style-name="Table3.1">
            <table:table-cell table:style-name="Table3.A1" office:value-type="string">
              <text:list xml:id="list1783545007" text:continue-numbering="true" text:style-name="WW8Num2">
                <text:list-header>
                  <text:p text:style-name="P48">Gerente</text:p>
                </text:list-header>
              </text:list>
            </table:table-cell>
            <table:table-cell table:style-name="Table3.A1" office:value-type="string">
              <text:list xml:id="list580165259" text:continue-numbering="true" text:style-name="WW8Num2">
                <text:list-header>
                  <text:p text:style-name="P48">Carlos Sanches</text:p>
                </text:list-header>
              </text:list>
            </table:table-cell>
            <table:table-cell table:style-name="Table3.C1" office:value-type="string">
              <text:list xml:id="list1652748996" text:continue-numbering="true" text:style-name="WW8Num2">
                <text:list-header>
                  <text:p text:style-name="P48">Aprovar decisões de projeto, Gerenciar documentação, distribuir tarefas.</text:p>
                </text:list-header>
              </text:list>
            </table:table-cell>
          </table:table-row>
          <table:table-row table:style-name="Table3.1">
            <table:table-cell table:style-name="Table3.A1" office:value-type="string">
              <text:list xml:id="list950466013" text:continue-numbering="true" text:style-name="WW8Num2">
                <text:list-header>
                  <text:p text:style-name="P48">Gerente de Mudança</text:p>
                </text:list-header>
              </text:list>
            </table:table-cell>
            <table:table-cell table:style-name="Table3.A1" office:value-type="string">
              <text:list xml:id="list1564232578" text:continue-numbering="true" text:style-name="WW8Num2">
                <text:list-header>
                  <text:p text:style-name="P48">Marco Aurelio</text:p>
                </text:list-header>
              </text:list>
            </table:table-cell>
            <table:table-cell table:style-name="Table3.C1" office:value-type="string">
              <text:list xml:id="list2095128743" text:continue-numbering="true" text:style-name="WW8Num2">
                <text:list-header>
                  <text:p text:style-name="P48">Gerenciar o controle de mudanças.</text:p>
                </text:list-header>
              </text:list>
            </table:table-cell>
          </table:table-row>
        </table:table>
        <text:list xml:id="list685517724" text:continue-numbering="true" text:style-name="WW8Num2">
          <text:list-header>
            <text:p text:style-name="P59"/>
          </text:list-header>
        </text:list>
        <text:h text:style-name="P38" text:outline-level="2">Ferramentas, Ambiente e Infraestrutura</text:h>
        <text:p text:style-name="P2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list xml:id="list694274708" text:continue-numbering="true" text:style-name="WW8Num2">
                <text:list-header>
                  <text:p text:style-name="P47">Nome</text:p>
                </text:list-header>
              </text:list>
            </table:table-cell>
            <table:table-cell table:style-name="Table4.A1" office:value-type="string">
              <text:list xml:id="list1052895998" text:continue-numbering="true" text:style-name="WW8Num2">
                <text:list-header>
                  <text:p text:style-name="P47">Descrição</text:p>
                </text:list-header>
              </text:list>
            </table:table-cell>
            <table:table-cell table:style-name="Table4.C1" office:value-type="string">
              <text:list xml:id="list715308606" text:continue-numbering="true" text:style-name="WW8Num2">
                <text:list-header>
                  <text:p text:style-name="P47">Versão</text:p>
                </text:list-header>
              </text:list>
            </table:table-cell>
          </table:table-row>
          <table:table-row table:style-name="Table4.1">
            <table:table-cell table:style-name="Table4.A1" office:value-type="string">
              <text:list xml:id="list893266176" text:continue-numbering="true" text:style-name="WW8Num2">
                <text:list-header>
                  <text:p text:style-name="P48">Netbeans</text:p>
                </text:list-header>
              </text:list>
            </table:table-cell>
            <table:table-cell table:style-name="Table4.A1" office:value-type="string">
              <text:list xml:id="list145976946" text:continue-numbering="true" text:style-name="WW8Num2">
                <text:list-header>
                  <text:p text:style-name="P48">Ambiente de desenvolvimento.</text:p>
                </text:list-header>
              </text:list>
            </table:table-cell>
            <table:table-cell table:style-name="Table4.C1" office:value-type="string">
              <text:list xml:id="list679678528" text:continue-numbering="true" text:style-name="WW8Num2">
                <text:list-header>
                  <text:p text:style-name="P48">7.3</text:p>
                </text:list-header>
              </text:list>
            </table:table-cell>
          </table:table-row>
          <table:table-row table:style-name="Table4.1">
            <table:table-cell table:style-name="Table4.A1" office:value-type="string">
              <text:list xml:id="list901893979" text:continue-numbering="true" text:style-name="WW8Num2">
                <text:list-header>
                  <text:p text:style-name="P48">MySql</text:p>
                </text:list-header>
              </text:list>
            </table:table-cell>
            <table:table-cell table:style-name="Table4.A1" office:value-type="string">
              <text:list xml:id="list191961220" text:continue-numbering="true" text:style-name="WW8Num2">
                <text:list-header>
                  <text:p text:style-name="P48">Base de dados.</text:p>
                </text:list-header>
              </text:list>
            </table:table-cell>
            <table:table-cell table:style-name="Table4.C1" office:value-type="string">
              <text:list xml:id="list1494064112" text:continue-numbering="true" text:style-name="WW8Num2">
                <text:list-header>
                  <text:p text:style-name="P48">4.0</text:p>
                </text:list-header>
              </text:list>
            </table:table-cell>
          </table:table-row>
          <table:table-row table:style-name="Table4.1">
            <table:table-cell table:style-name="Table4.A1" office:value-type="string">
              <text:list xml:id="list438086597" text:continue-numbering="true" text:style-name="WW8Num2">
                <text:list-header>
                  <text:p text:style-name="P48">Microsoft Office</text:p>
                </text:list-header>
              </text:list>
            </table:table-cell>
            <table:table-cell table:style-name="Table4.A1" office:value-type="string">
              <text:list xml:id="list1745674723" text:continue-numbering="true" text:style-name="WW8Num2">
                <text:list-header>
                  <text:p text:style-name="P48">Editor de textos</text:p>
                </text:list-header>
              </text:list>
            </table:table-cell>
            <table:table-cell table:style-name="Table4.C1" office:value-type="string">
              <text:list xml:id="list1582653893" text:continue-numbering="true" text:style-name="WW8Num2">
                <text:list-header>
                  <text:p text:style-name="P48">2010</text:p>
                </text:list-header>
              </text:list>
            </table:table-cell>
          </table:table-row>
          <table:table-row table:style-name="Table4.1">
            <table:table-cell table:style-name="Table4.A1" office:value-type="string">
              <text:list xml:id="list1851033285" text:continue-numbering="true" text:style-name="WW8Num2">
                <text:list-header>
                  <text:p text:style-name="P48">Argo UML</text:p>
                </text:list-header>
              </text:list>
            </table:table-cell>
            <table:table-cell table:style-name="Table4.A1" office:value-type="string">
              <text:list xml:id="list93883084" text:continue-numbering="true" text:style-name="WW8Num2">
                <text:list-header>
                  <text:p text:style-name="P48">Software para modelagem UML</text:p>
                </text:list-header>
              </text:list>
            </table:table-cell>
            <table:table-cell table:style-name="Table4.C1" office:value-type="string">
              <text:list xml:id="list1101125380" text:continue-numbering="true" text:style-name="WW8Num2">
                <text:list-header>
                  <text:p text:style-name="P48">6.6.4</text:p>
                </text:list-header>
              </text:list>
            </table:table-cell>
          </table:table-row>
          <table:table-row table:style-name="Table4.1">
            <table:table-cell table:style-name="Table4.A6" office:value-type="string">
              <text:list xml:id="list1249720381" text:continue-numbering="true" text:style-name="WW8Num2">
                <text:list-header>
                  <text:p text:style-name="P48">Java</text:p>
                </text:list-header>
              </text:list>
            </table:table-cell>
            <table:table-cell table:style-name="Table4.A6" office:value-type="string">
              <text:list xml:id="list1179049644" text:continue-numbering="true" text:style-name="WW8Num2">
                <text:list-header>
                  <text:p text:style-name="P49">Linguagem Utilizada no Desenvolvimento</text:p>
                </text:list-header>
              </text:list>
            </table:table-cell>
            <table:table-cell table:style-name="Table4.C6" office:value-type="string">
              <text:list xml:id="list1821431327" text:continue-numbering="true" text:style-name="WW8Num2">
                <text:list-header>
                  <text:p text:style-name="P50">7.0</text:p>
                </text:list-header>
              </text:list>
            </table:table-cell>
          </table:table-row>
          <table:table-row table:style-name="Table4.1">
            <table:table-cell table:style-name="Table4.A6" office:value-type="string">
              <text:list xml:id="list1073713681" text:continue-numbering="true" text:style-name="WW8Num2">
                <text:list-header>
                  <text:p text:style-name="P48">GitHub</text:p>
                </text:list-header>
              </text:list>
            </table:table-cell>
            <table:table-cell table:style-name="Table4.A6" office:value-type="string">
              <text:list xml:id="list1082137263" text:continue-numbering="true" text:style-name="WW8Num2">
                <text:list-header>
                  <text:p text:style-name="P48">Controlador de Versão</text:p>
                </text:list-header>
              </text:list>
            </table:table-cell>
            <table:table-cell table:style-name="Table4.C6" office:value-type="string">
              <text:list xml:id="list306212175" text:continue-numbering="true" text:style-name="WW8Num2">
                <text:list-header>
                  <text:p text:style-name="P48">4.0</text:p>
                </text:list-header>
              </text:list>
            </table:table-cell>
          </table:table-row>
          <table:table-row table:style-name="Table4.1">
            <table:table-cell table:style-name="Table4.A6" office:value-type="string">
              <text:list xml:id="list1088484266" text:continue-numbering="true" text:style-name="WW8Num2">
                <text:list-header>
                  <text:p text:style-name="P48">TomCat</text:p>
                </text:list-header>
              </text:list>
            </table:table-cell>
            <table:table-cell table:style-name="Table4.A6" office:value-type="string">
              <text:list xml:id="list607360174" text:continue-numbering="true" text:style-name="WW8Num2">
                <text:list-header>
                  <text:p text:style-name="P48">Servidor Web</text:p>
                </text:list-header>
              </text:list>
            </table:table-cell>
            <table:table-cell table:style-name="Table4.C6" office:value-type="string">
              <text:list xml:id="list843832379" text:continue-numbering="true" text:style-name="WW8Num2">
                <text:list-header>
                  <text:p text:style-name="P48">7.0.42</text:p>
                </text:list-header>
              </text:list>
            </table:table-cell>
          </table:table-row>
          <table:table-row table:style-name="Table4.1">
            <table:table-cell table:style-name="Table4.A6" office:value-type="string">
              <text:list xml:id="list684222714" text:continue-numbering="true" text:style-name="WW8Num2">
                <text:list-header>
                  <text:p text:style-name="P48">Mozilla Firefox</text:p>
                </text:list-header>
              </text:list>
            </table:table-cell>
            <table:table-cell table:style-name="Table4.A6" office:value-type="string">
              <text:list xml:id="list1147202523" text:continue-numbering="true" text:style-name="WW8Num2">
                <text:list-header>
                  <text:p text:style-name="P48">Navegador Utilizado</text:p>
                </text:list-header>
              </text:list>
            </table:table-cell>
            <table:table-cell table:style-name="Table4.C6" office:value-type="string">
              <text:list xml:id="list308774816" text:continue-numbering="true" text:style-name="WW8Num2">
                <text:list-header>
                  <text:p text:style-name="P48">19.0.2</text:p>
                </text:list-header>
              </text:list>
            </table:table-cell>
          </table:table-row>
          <table:table-row table:style-name="Table4.1">
            <table:table-cell table:style-name="Table4.A6" office:value-type="string">
              <text:list xml:id="list1594365817" text:continue-numbering="true" text:style-name="WW8Num2">
                <text:list-header>
                  <text:p text:style-name="P48">Comunicação</text:p>
                </text:list-header>
              </text:list>
            </table:table-cell>
            <table:table-cell table:style-name="Table4.A6" office:value-type="string">
              <text:list xml:id="list523628542" text:continue-numbering="true" text:style-name="WW8Num2">
                <text:list-header>
                  <text:p text:style-name="P48">Emails, redes socias</text:p>
                </text:list-header>
              </text:list>
            </table:table-cell>
            <table:table-cell table:style-name="Table4.C6" office:value-type="string">
              <text:list xml:id="list216097000" text:continue-numbering="true" text:style-name="WW8Num2">
                <text:list-header>
                  <text:p text:style-name="P48">-</text:p>
                </text:list-header>
              </text:list>
            </table:table-cell>
          </table:table-row>
        </table:table>
        <text:list xml:id="list92076982" text:continue-numbering="true" text:style-name="WW8Num2">
          <text:list-header>
            <text:p text:style-name="P61"/>
          </text:list-header>
        </text:list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h text:style-name="Heading_20_2" text:outline-level="2"><text:soft-page-break/>Controle de acesso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office:value-type="string">
              <text:p text:style-name="P31">Papéis</text:p>
            </table:table-cell>
            <table:table-cell table:style-name="Table5.A1" office:value-type="string">
              <text:p text:style-name="P33">Repositório de Dados</text:p>
            </table:table-cell>
            <table:table-cell table:style-name="Table5.A1" office:value-type="string">
              <text:p text:style-name="P31">Repositorio de Códigos</text:p>
            </table:table-cell>
            <table:table-cell table:style-name="Table5.D1" office:value-type="string">
              <text:p text:style-name="P31">Repositório de Documentos </text:p>
            </table:table-cell>
          </table:table-row>
          <table:table-row table:style-name="Table5.1">
            <table:table-cell table:style-name="Table5.A2" office:value-type="string">
              <text:p text:style-name="P32">Gerente Projetos</text:p>
            </table:table-cell>
            <table:table-cell table:style-name="Table5.A2" office:value-type="string">
              <text:p text:style-name="P32">Leitura/Escrita</text:p>
            </table:table-cell>
            <table:table-cell table:style-name="Table5.A2" office:value-type="string">
              <text:p text:style-name="P32">Leitura/Escrita</text:p>
            </table:table-cell>
            <table:table-cell table:style-name="Table5.D2" office:value-type="string">
              <text:p text:style-name="P32">Leitura/Escrita</text:p>
            </table:table-cell>
          </table:table-row>
          <table:table-row table:style-name="Table5.1">
            <table:table-cell table:style-name="Table5.A2" office:value-type="string">
              <text:p text:style-name="P32">Desenvolvedor</text:p>
            </table:table-cell>
            <table:table-cell table:style-name="Table5.A2" office:value-type="string">
              <text:p text:style-name="P32">Leitura/Escrita</text:p>
            </table:table-cell>
            <table:table-cell table:style-name="Table5.A2" office:value-type="string">
              <text:p text:style-name="P32">Leitura/Escrita</text:p>
            </table:table-cell>
            <table:table-cell table:style-name="Table5.D2" office:value-type="string">
              <text:p text:style-name="P32">Leitura/Escrita</text:p>
            </table:table-cell>
          </table:table-row>
          <table:table-row table:style-name="Table5.1">
            <table:table-cell table:style-name="Table5.A2" office:value-type="string">
              <text:p text:style-name="P32">Gerente de mudança</text:p>
            </table:table-cell>
            <table:table-cell table:style-name="Table5.A2" office:value-type="string">
              <text:p text:style-name="P32">Leitura</text:p>
            </table:table-cell>
            <table:table-cell table:style-name="Table5.A2" office:value-type="string">
              <text:p text:style-name="P32">Leitura</text:p>
            </table:table-cell>
            <table:table-cell table:style-name="Table5.D2" office:value-type="string">
              <text:p text:style-name="P32">Leitura</text:p>
            </table:table-cell>
          </table:table-row>
          <table:table-row table:style-name="Table5.1">
            <table:table-cell table:style-name="Table5.A2" office:value-type="string">
              <text:p text:style-name="P32">Cliente</text:p>
            </table:table-cell>
            <table:table-cell table:style-name="Table5.A2" office:value-type="string">
              <text:p text:style-name="P32">-</text:p>
            </table:table-cell>
            <table:table-cell table:style-name="Table5.A2" office:value-type="string">
              <text:p text:style-name="P32">-</text:p>
            </table:table-cell>
            <table:table-cell table:style-name="Table5.D2" office:value-type="string">
              <text:p text:style-name="P32">Leitura</text:p>
            </table:table-cell>
          </table:table-row>
        </table:table>
        <text:p text:style-name="Standard"/>
        <text:h text:style-name="P36" text:outline-level="1">Programa de Configuração</text:h>
        <text:h text:style-name="P38" text:outline-level="2">Identificação da Configuração</text:h>
        <text:h text:style-name="P41" text:outline-level="3">Itens de Configuração</text:h>
        <text:p text:style-name="P9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list xml:id="list1177580340" text:continue-numbering="true" text:style-name="WW8Num2">
                <text:list-header>
                  <text:p text:style-name="P51">Item de Configuração do Projeto</text:p>
                </text:list-header>
              </text:list>
            </table:table-cell>
            <table:table-cell table:style-name="Table6.A1" office:value-type="string">
              <text:list xml:id="list1228670088" text:continue-numbering="true" text:style-name="WW8Num2">
                <text:list-header>
                  <text:p text:style-name="P53">Data de Baseline</text:p>
                </text:list-header>
              </text:list>
            </table:table-cell>
            <table:table-cell table:style-name="Table6.A1" office:value-type="string">
              <text:list xml:id="list767062677" text:continue-numbering="true" text:style-name="WW8Num2">
                <text:list-header>
                  <text:p text:style-name="P53">Critério de Baseline</text:p>
                </text:list-header>
              </text:list>
            </table:table-cell>
            <table:table-cell table:style-name="Table6.A1" office:value-type="string">
              <text:list xml:id="list2030523605" text:continue-numbering="true" text:style-name="WW8Num2">
                <text:list-header>
                  <text:p text:style-name="P53">Papel/Responsável</text:p>
                </text:list-header>
              </text:list>
            </table:table-cell>
            <table:table-cell table:style-name="Table6.E1" office:value-type="string">
              <text:list xml:id="list1334324123" text:continue-numbering="true" text:style-name="WW8Num2">
                <text:list-header>
                  <text:p text:style-name="P53">Aprovador</text:p>
                </text:list-header>
              </text:list>
            </table:table-cell>
          </table:table-row>
          <table:table-row table:style-name="Table6.1">
            <table:table-cell table:style-name="Table6.A1" office:value-type="string">
              <text:list xml:id="list1406418295" text:continue-numbering="true" text:style-name="WW8Num2">
                <text:list-header>
                  <text:p text:style-name="P55">Projeto <text:s/>de Interação</text:p>
                </text:list-header>
              </text:list>
            </table:table-cell>
            <table:table-cell table:style-name="Table6.A1" office:value-type="string">
              <text:list xml:id="list744611025" text:continue-numbering="true" text:style-name="WW8Num2">
                <text:list-header>
                  <text:p text:style-name="P55">Início do Projeto</text:p>
                </text:list-header>
              </text:list>
            </table:table-cell>
            <table:table-cell table:style-name="Table6.A1" office:value-type="string">
              <text:list xml:id="list1485962432" text:continue-numbering="true" text:style-name="WW8Num2">
                <text:list-header>
                  <text:p text:style-name="P52">Aprovação do gerente de projetos</text:p>
                </text:list-header>
              </text:list>
            </table:table-cell>
            <table:table-cell table:style-name="Table6.A1" office:value-type="string">
              <text:list xml:id="list712675848" text:continue-numbering="true" text:style-name="WW8Num2">
                <text:list-header>
                  <text:p text:style-name="P52">Desenvolvedores</text:p>
                </text:list-header>
              </text:list>
            </table:table-cell>
            <table:table-cell table:style-name="Table6.E1" office:value-type="string">
              <text:list xml:id="list1142374711" text:continue-numbering="true" text:style-name="WW8Num2">
                <text:list-header>
                  <text:p text:style-name="P55">Gerente Geral</text:p>
                </text:list-header>
              </text:list>
            </table:table-cell>
          </table:table-row>
          <table:table-row table:style-name="Table6.1">
            <table:table-cell table:style-name="Table6.A1" office:value-type="string">
              <text:list xml:id="list1043830596" text:continue-numbering="true" text:style-name="WW8Num2">
                <text:list-header>
                  <text:p text:style-name="P55">Documento de Especificação de casos de uso.</text:p>
                </text:list-header>
              </text:list>
            </table:table-cell>
            <table:table-cell table:style-name="Table6.A1" office:value-type="string">
              <text:list xml:id="list107523182" text:continue-numbering="true" text:style-name="WW8Num2">
                <text:list-header>
                  <text:p text:style-name="P55">Início do Projeto</text:p>
                </text:list-header>
              </text:list>
            </table:table-cell>
            <table:table-cell table:style-name="Table6.A1" office:value-type="string">
              <text:list xml:id="list805601437" text:continue-numbering="true" text:style-name="WW8Num2">
                <text:list-header>
                  <text:p text:style-name="P52">Aprovação do gerente geral</text:p>
                </text:list-header>
              </text:list>
            </table:table-cell>
            <table:table-cell table:style-name="Table6.A1" office:value-type="string">
              <text:list xml:id="list1097390769" text:continue-numbering="true" text:style-name="WW8Num2">
                <text:list-header>
                  <text:p text:style-name="P52">Desenvolvedores</text:p>
                </text:list-header>
              </text:list>
            </table:table-cell>
            <table:table-cell table:style-name="Table6.E1" office:value-type="string">
              <text:list xml:id="list1168325651" text:continue-numbering="true" text:style-name="WW8Num2">
                <text:list-header>
                  <text:p text:style-name="P55">Gerente Geral</text:p>
                </text:list-header>
              </text:list>
            </table:table-cell>
          </table:table-row>
          <table:table-row table:style-name="Table6.1">
            <table:table-cell table:style-name="Table6.A1" office:value-type="string">
              <text:list xml:id="list2014998907" text:continue-numbering="true" text:style-name="WW8Num2">
                <text:list-header>
                  <text:p text:style-name="P52">Termo de Abertura </text:p>
                </text:list-header>
              </text:list>
            </table:table-cell>
            <table:table-cell table:style-name="Table6.A1" office:value-type="string">
              <text:list xml:id="list88633855" text:continue-numbering="true" text:style-name="WW8Num2">
                <text:list-header>
                  <text:p text:style-name="P57">Início do Projeto</text:p>
                  <text:p text:style-name="P54"><text:s/></text:p>
                </text:list-header>
              </text:list>
            </table:table-cell>
            <table:table-cell table:style-name="Table6.A1" office:value-type="string">
              <text:list xml:id="list801950419" text:continue-numbering="true" text:style-name="WW8Num2">
                <text:list-header>
                  <text:p text:style-name="P52">Aprovação do gerente geral</text:p>
                </text:list-header>
              </text:list>
            </table:table-cell>
            <table:table-cell table:style-name="Table6.A1" office:value-type="string">
              <text:list xml:id="list900906029" text:continue-numbering="true" text:style-name="WW8Num2">
                <text:list-header>
                  <text:p text:style-name="P52">Desenvolvedores</text:p>
                </text:list-header>
              </text:list>
            </table:table-cell>
            <table:table-cell table:style-name="Table6.E1" office:value-type="string">
              <text:list xml:id="list1130448207" text:continue-numbering="true" text:style-name="WW8Num2">
                <text:list-header>
                  <text:p text:style-name="P55">Gerente Geral</text:p>
                </text:list-header>
              </text:list>
            </table:table-cell>
          </table:table-row>
          <table:table-row table:style-name="Table6.1">
            <table:table-cell table:style-name="Table6.A5" office:value-type="string">
              <text:p text:style-name="P16">Desenvolvimento Do Projeto</text:p>
            </table:table-cell>
            <table:table-cell table:style-name="Table6.A5" office:value-type="string">
              <text:list xml:id="list1067839683" text:continue-numbering="true" text:style-name="WW8Num2">
                <text:list-header>
                  <text:p text:style-name="P55">Desenvolvimento</text:p>
                </text:list-header>
              </text:list>
            </table:table-cell>
            <table:table-cell table:style-name="Table6.A5" office:value-type="string">
              <text:list xml:id="list1949067384" text:continue-numbering="true" text:style-name="WW8Num2">
                <text:list-header>
                  <text:p text:style-name="P52">Aprovação do gerente geral</text:p>
                </text:list-header>
              </text:list>
            </table:table-cell>
            <table:table-cell table:style-name="Table6.A5" office:value-type="string">
              <text:list xml:id="list1697485471" text:continue-numbering="true" text:style-name="WW8Num2">
                <text:list-header>
                  <text:p text:style-name="P52">Desenvolvedores</text:p>
                </text:list-header>
              </text:list>
            </table:table-cell>
            <table:table-cell table:style-name="Table6.E5" office:value-type="string">
              <text:list xml:id="list1871349152" text:continue-numbering="true" text:style-name="WW8Num2">
                <text:list-header>
                  <text:p text:style-name="P55">Gerente Geral</text:p>
                </text:list-header>
              </text:list>
            </table:table-cell>
          </table:table-row>
          <table:table-row table:style-name="Table6.1">
            <table:table-cell table:style-name="Table6.A5" office:value-type="string">
              <text:p text:style-name="P16">Conclusão e Entrega</text:p>
            </table:table-cell>
            <table:table-cell table:style-name="Table6.A5" office:value-type="string">
              <text:list xml:id="list445483540" text:continue-numbering="true" text:style-name="WW8Num2">
                <text:list-header>
                  <text:p text:style-name="P55">Final do Projeto</text:p>
                </text:list-header>
              </text:list>
            </table:table-cell>
            <table:table-cell table:style-name="Table6.A5" office:value-type="string">
              <text:list xml:id="list656881435" text:continue-numbering="true" text:style-name="WW8Num2">
                <text:list-header>
                  <text:p text:style-name="P52">Aprovação do gerente geral</text:p>
                </text:list-header>
              </text:list>
            </table:table-cell>
            <table:table-cell table:style-name="Table6.A5" office:value-type="string">
              <text:list xml:id="list2139801057" text:continue-numbering="true" text:style-name="WW8Num2">
                <text:list-header>
                  <text:p text:style-name="P52">Gerente</text:p>
                </text:list-header>
              </text:list>
            </table:table-cell>
            <table:table-cell table:style-name="Table6.E5" office:value-type="string">
              <text:list xml:id="list1999526446" text:continue-numbering="true" text:style-name="WW8Num2">
                <text:list-header>
                  <text:p text:style-name="P55">Gerente Geral</text:p>
                </text:list-header>
              </text:list>
            </table:table-cell>
          </table:table-row>
        </table:table>
        <text:h text:style-name="P42" text:outline-level="3" text:is-list-header="true"/>
        <text:h text:style-name="P39" text:outline-level="3">Estes serão os padrões de nomenclatura a serem seguidos no Sistema :</text:h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list xml:id="list1140187066" text:continue-numbering="true" text:style-name="WW8Num2">
                <text:list-header>
                  <text:p text:style-name="P55">Documento</text:p>
                </text:list-header>
              </text:list>
            </table:table-cell>
            <table:table-cell table:style-name="Table7.B1" office:value-type="string">
              <text:list xml:id="list168091499" text:continue-numbering="true" text:style-name="WW8Num2">
                <text:list-header>
                  <text:p text:style-name="P55">Convenção de Nome</text:p>
                </text:list-header>
              </text:list>
            </table:table-cell>
          </table:table-row>
          <table:table-row table:style-name="Table7.1">
            <table:table-cell table:style-name="Table7.A2" office:value-type="string">
              <text:list xml:id="list2051280517" text:continue-numbering="true" text:style-name="WW8Num2">
                <text:list-header>
                  <text:p text:style-name="P56"><text:span text:style-name="T1">Gerência de Configuração</text:span><text:span text:style-name="T2"> - GC</text:span></text:p>
                </text:list-header>
              </text:list>
            </table:table-cell>
            <table:table-cell table:style-name="Table7.B2" office:value-type="string">
              <text:p text:style-name="P15">Documentos de especificação, planejamento e procedimentos</text:p>
            </table:table-cell>
          </table:table-row>
          <table:table-row table:style-name="Table7.1">
            <table:table-cell table:style-name="Table7.A2" office:value-type="string">
              <text:list xml:id="list129960847" text:continue-numbering="true" text:style-name="WW8Num2">
                <text:list-header>
                  <text:p text:style-name="P56"><text:span text:style-name="T1">Termo de Abertura</text:span><text:span text:style-name="T2"> - TA</text:span></text:p>
                </text:list-header>
              </text:list>
            </table:table-cell>
            <table:table-cell table:style-name="Table7.B2" office:value-type="string">
              <text:p text:style-name="P14">Documento que autoriza formalmente o projeto </text:p>
            </table:table-cell>
          </table:table-row>
          <table:table-row table:style-name="Table7.1">
            <table:table-cell table:style-name="Table7.A4" office:value-type="string">
              <text:list xml:id="list1356438676" text:continue-numbering="true" text:style-name="WW8Num2">
                <text:list-header>
                  <text:p text:style-name="P52">Documento de especificação de casos de uso. - DECU</text:p>
                </text:list-header>
              </text:list>
            </table:table-cell>
            <table:table-cell table:style-name="Table7.B4" office:value-type="string">
              <text:list xml:id="list630536635" text:continue-numbering="true" text:style-name="WW8Num2">
                <text:list-header>
                  <text:p text:style-name="P52">Especifica cada Caso de Uso detalhadamente</text:p>
                </text:list-header>
              </text:list>
            </table:table-cell>
          </table:table-row>
          <table:table-row table:style-name="Table7.1">
            <table:table-cell table:style-name="Table7.A4" office:value-type="string">
              <text:list xml:id="list2120161541" text:continue-numbering="true" text:style-name="WW8Num2">
                <text:list-header>
                  <text:p text:style-name="P56"><text:span text:style-name="T1">Projeto <text:s/>de Interação</text:span><text:span text:style-name="T2"> - PI</text:span></text:p>
                </text:list-header>
              </text:list>
            </table:table-cell>
            <table:table-cell table:style-name="Table7.B4" office:value-type="string">
              <text:p text:style-name="P14">Núcleo do gerenciamento de projetos </text:p>
            </table:table-cell>
          </table:table-row>
        </table:table>
        <text:list xml:id="list502956240" text:continue-numbering="true" text:style-name="WW8Num2">
          <text:list-header>
            <text:p text:style-name="P58"><text:soft-page-break/>Os documentos que não foram listados acima devem seguir a seguinte convenção de nomenclatura:</text:p>
          </text:list-header>
        </text:list>
        <text:h text:style-name="P40" text:outline-level="3">Baselines do Projeto</text:h>
        <text:list xml:id="list1996632019" text:continue-numbering="true" text:style-name="WW8Num2">
          <text:list-header>
            <text:p text:style-name="P58">As baselines serão autorizadas pelo gerente, de 15 em 15 dias conforme as iterações forem sendo concluídas.</text:p>
          </text:list-header>
        </text:list>
        <text:p text:style-name="Text_20_body"/>
        <text:h text:style-name="P40" text:outline-level="3">Estrutura do Repositório</text:h>
        <text:p text:style-name="Standard"><text:tab/>Documentação, onde se encontram todos os documentos do projeto.</text:p>
        <text:p text:style-name="Standard"><text:tab/>Src – Onde se encontram todos os codigos usados no projeto.</text:p>
        <text:h text:style-name="P40" text:outline-level="3">Relatórios do gerente de configurações</text:h>
        <text:p text:style-name="P3"><text:span text:style-name="T3">Os relatórios do gerente de configuração serão publicados após cada processo de auditoria.</text:span><text:span text:style-name="T4">Controle de Configuração e MudançasAprovação das Solicitações de Mudança</text:span><text:span text:style-name="T2">As solicitações de mudança serão realizadas através de Issues no Github.A imagem acima demonstra como serão feitas as mudanças.</text:span><draw:frame draw:style-name="fr1" draw:name="graphics1" text:anchor-type="char" svg:x="2.514cm" svg:y="0.413cm" svg:width="10.74cm" svg:height="13.73cm" draw:z-index="0"><draw:image xlink:href="Pictures/20000007000029F7000035A581B3B6D0.wmf" xlink:type="simple" xlink:show="embed" xlink:actuate="onLoad"/></draw:frame></text:p>
        <text:h text:style-name="P37" text:outline-level="2"><text:soft-page-break/>Auditoria de Baseline de Configuração</text:h>
        <text:list xml:id="list676966008" text:continue-numbering="true" text:style-name="WW8Num2">
          <text:list-header>
            <text:p text:style-name="P44">A auditoria de baseline ocorrerá em momentos pré-determinados, conforme as fases do projeto forem sendo concluídas e revisadas. </text:p>
          </text:list-header>
        </text:list>
        <text:p text:style-name="P8">O objetivo dessa auditoria é assegurar a conformidade dos itens verificados que enquadram-se ao procedimento preestabelecido pelo controle de mudança. </text:p>
        <text:p text:style-name="P8"/>
        <text:p text:style-name="P8"><text:s text:c="2"/>As Auditorias irão ser admistradas pelo gerente.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DejaVu Sans" svg:font-family="'DejaVu Sans', 'MS Mincho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Num3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Num4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 style:list-style-name="WW8Num2">
      <style:paragraph-properties fo:margin-left="1.905cm" fo:margin-right="0cm" fo:margin-top="0cm" fo:margin-bottom="0.212cm" fo:text-indent="0cm" style:auto-text-indent="false" fo:keep-with-next="always">
        <style:tab-stops>
          <style:tab-stop style:position="1.905cm"/>
        </style:tab-stops>
      </style:paragraph-properties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tem_20_de_20_Tabela" style:display-name="Item de Tabela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fo:language="en" fo:country="US" style:font-size-asian="10pt" style:font-size-complex="10pt"/>
    </style:style>
    <style:style style:name="TsNormal" style:family="paragraph" style:parent-style-name="Standard">
      <style:paragraph-properties fo:margin-left="0cm" fo:margin-right="0cm" fo:hyphenation-ladder-count="no-limit" fo:text-indent="0.501cm" style:auto-text-indent="false" style:text-autospace="none">
        <style:tab-stops>
          <style:tab-stop style:position="1.827cm"/>
        </style:tab-stops>
      </style:paragraph-properties>
      <style:text-properties style:font-name="Tahoma" fo:language="pt" fo:country="BR" style:font-name-complex="Tahoma" fo:hyphenate="true" fo:hyphenation-remain-char-count="2" fo:hyphenation-push-char-count="2"/>
    </style:style>
    <style:style style:name="WW8Num2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" style:display-name="Fonte parág. padrão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←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8pt" fo:font-weight="bold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fo:language="pt" fo:country="BR" style:font-size-asian="12pt"/>
    </style:style>
    <style:style style:name="MP5" style:family="paragraph" style:parent-style-name="Header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Literal Juris</text:p>
        <text:p text:style-name="MP4"/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figuration Management Plan</dc:title>
    <dc:subject>&lt;Project Name&gt;</dc:subject>
    <meta:initial-creator>Jarley P. Nobrega</meta:initial-creator>
    <meta:creation-date>2005-12-29T20:51:00</meta:creation-date>
    <dc:creator>CARLOS BARBOZA</dc:creator>
    <dc:date>2013-09-11T20:19:20</dc:date>
    <meta:print-date>2000-03-22T09:18:00</meta:print-date>
    <meta:editing-cycles>27</meta:editing-cycles>
    <meta:editing-duration>PT03H39M28S</meta:editing-duration>
    <meta:generator>BrOffice.org/3.2$Linux OpenOffice.org_project/320m12$Build-9483</meta:generator>
    <meta:document-statistic meta:table-count="7" meta:image-count="1" meta:object-count="0" meta:page-count="8" meta:paragraph-count="196" meta:word-count="904" meta:character-count="5519"/>
  </office:meta>
</office:document-meta>
</file>